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ed90" officeooo:paragraph-rsid="000ded90"/>
    </style:style>
    <style:style style:name="P2" style:family="paragraph" style:parent-style-name="Standard">
      <style:paragraph-properties fo:text-align="justify" style:justify-single-word="false"/>
      <style:text-properties officeooo:rsid="000ded90" officeooo:paragraph-rsid="000ded90"/>
    </style:style>
    <style:style style:name="P3" style:family="paragraph" style:parent-style-name="Standard">
      <style:paragraph-properties fo:text-align="justify" style:justify-single-word="false"/>
      <style:text-properties officeooo:rsid="000ded90" officeooo:paragraph-rsid="0013ddc4"/>
    </style:style>
    <style:style style:name="P4" style:family="paragraph" style:parent-style-name="Standard">
      <style:paragraph-properties fo:text-align="justify" style:justify-single-word="false"/>
      <style:text-properties officeooo:rsid="000ded90" officeooo:paragraph-rsid="001114fb"/>
    </style:style>
    <style:style style:name="P5" style:family="paragraph" style:parent-style-name="Standard">
      <style:paragraph-properties fo:text-align="justify" style:justify-single-word="false"/>
      <style:text-properties officeooo:rsid="000ded90" officeooo:paragraph-rsid="00101b95"/>
    </style:style>
    <style:style style:name="P6" style:family="paragraph" style:parent-style-name="Standard">
      <style:paragraph-properties fo:text-align="justify" style:justify-single-word="false"/>
      <style:text-properties officeooo:rsid="000ded90" officeooo:paragraph-rsid="00160f70"/>
    </style:style>
    <style:style style:name="P7" style:family="paragraph" style:parent-style-name="Standard">
      <style:paragraph-properties fo:text-align="justify" style:justify-single-word="false"/>
      <style:text-properties officeooo:rsid="000ded90" officeooo:paragraph-rsid="001a0372"/>
    </style:style>
    <style:style style:name="P8" style:family="paragraph" style:parent-style-name="Standard">
      <style:paragraph-properties fo:text-align="justify" style:justify-single-word="false"/>
      <style:text-properties officeooo:rsid="000ded90" officeooo:paragraph-rsid="0016c87b"/>
    </style:style>
    <style:style style:name="P9" style:family="paragraph" style:parent-style-name="Standard">
      <style:paragraph-properties fo:text-align="justify" style:justify-single-word="false"/>
      <style:text-properties officeooo:rsid="000ded90" officeooo:paragraph-rsid="001cc6bb"/>
    </style:style>
    <style:style style:name="P10" style:family="paragraph" style:parent-style-name="Standard">
      <style:paragraph-properties fo:text-align="justify" style:justify-single-word="false"/>
      <style:text-properties officeooo:rsid="000ded90" officeooo:paragraph-rsid="001cfd9f"/>
    </style:style>
    <style:style style:name="P11" style:family="paragraph" style:parent-style-name="Standard">
      <style:paragraph-properties fo:text-align="justify" style:justify-single-word="false"/>
      <style:text-properties officeooo:rsid="000ded90" officeooo:paragraph-rsid="001d6c6a"/>
    </style:style>
    <style:style style:name="P12" style:family="paragraph" style:parent-style-name="Standard">
      <style:paragraph-properties fo:text-align="justify" style:justify-single-word="false"/>
      <style:text-properties officeooo:rsid="000ded90" officeooo:paragraph-rsid="001d9a70"/>
    </style:style>
    <style:style style:name="P13" style:family="paragraph" style:parent-style-name="Standard">
      <style:paragraph-properties fo:text-align="justify" style:justify-single-word="false"/>
      <style:text-properties officeooo:rsid="000ded90" officeooo:paragraph-rsid="001e1ce7"/>
    </style:style>
    <style:style style:name="P14" style:family="paragraph" style:parent-style-name="Standard">
      <style:paragraph-properties fo:text-align="justify" style:justify-single-word="false"/>
      <style:text-properties officeooo:rsid="000ded90" officeooo:paragraph-rsid="001e8af5"/>
    </style:style>
    <style:style style:name="P15" style:family="paragraph" style:parent-style-name="Standard">
      <style:paragraph-properties fo:text-align="justify" style:justify-single-word="false"/>
      <style:text-properties officeooo:rsid="000ded90" officeooo:paragraph-rsid="00202610"/>
    </style:style>
    <style:style style:name="P1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114fb" officeooo:paragraph-rsid="001114fb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114fb" officeooo:paragraph-rsid="001a0372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114fb" officeooo:paragraph-rsid="001cfd9f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114fb" officeooo:paragraph-rsid="001d9a70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6c87b" officeooo:paragraph-rsid="0016c87b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ded90" officeooo:paragraph-rsid="000ded90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ded90" officeooo:paragraph-rsid="00101b95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ded90" officeooo:paragraph-rsid="001a0372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ded90" officeooo:paragraph-rsid="001cfd9f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ded90" officeooo:paragraph-rsid="001d9a70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ded90" officeooo:paragraph-rsid="001e1ce7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officeooo:rsid="001114fb" officeooo:paragraph-rsid="001114fb"/>
    </style:style>
    <style:style style:name="P28" style:family="paragraph" style:parent-style-name="Standard">
      <style:paragraph-properties fo:text-align="justify" style:justify-single-word="false"/>
      <style:text-properties fo:font-weight="bold" officeooo:rsid="000ded90" officeooo:paragraph-rsid="000ded90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weight="bold" officeooo:rsid="000ded90" officeooo:paragraph-rsid="00101b95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weight="bold" officeooo:rsid="000ded90" officeooo:paragraph-rsid="001a0372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weight="bold" officeooo:rsid="000ded90" officeooo:paragraph-rsid="001cfd9f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weight="bold" officeooo:rsid="000ded90" officeooo:paragraph-rsid="001e1ce7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weight="bold" officeooo:rsid="001cfd9f" officeooo:paragraph-rsid="001cfd9f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0ded90" officeooo:paragraph-rsid="001cfd9f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text-underline-style="none" fo:font-weight="normal" officeooo:rsid="001cc6bb" officeooo:paragraph-rsid="001cc6bb" style:font-weight-asian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02610" officeooo:paragraph-rsid="00202610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ded90" officeooo:paragraph-rsid="000ded90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ded90" officeooo:paragraph-rsid="001a0372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a0372" officeooo:paragraph-rsid="001e1ce7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114fb" officeooo:paragraph-rsid="001a0372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officeooo:rsid="000ded90" officeooo:paragraph-rsid="00160f70"/>
    </style:style>
    <style:style style:name="P42" style:family="paragraph" style:parent-style-name="Standard">
      <style:paragraph-properties fo:text-align="justify" style:justify-single-word="false"/>
      <style:text-properties officeooo:rsid="000ded90" officeooo:paragraph-rsid="001d9a70"/>
    </style:style>
    <style:style style:name="P43" style:family="paragraph" style:parent-style-name="Standard">
      <style:paragraph-properties fo:text-align="justify" style:justify-single-word="false"/>
      <style:text-properties officeooo:rsid="000ded90" officeooo:paragraph-rsid="00214a94"/>
    </style:style>
    <style:style style:name="P44" style:family="paragraph" style:parent-style-name="Standard">
      <style:paragraph-properties fo:text-align="justify" style:justify-single-word="false"/>
      <style:text-properties officeooo:rsid="001547bf" officeooo:paragraph-rsid="00101b95"/>
    </style:style>
    <style:style style:name="P45" style:family="paragraph" style:parent-style-name="Standard">
      <style:paragraph-properties fo:text-align="justify" style:justify-single-word="false"/>
      <style:text-properties officeooo:rsid="00160f70" officeooo:paragraph-rsid="00160f70"/>
    </style:style>
    <style:style style:name="P46" style:family="paragraph" style:parent-style-name="Standard">
      <style:paragraph-properties fo:text-align="justify" style:justify-single-word="false"/>
      <style:text-properties officeooo:rsid="0016c87b" officeooo:paragraph-rsid="0016c87b"/>
    </style:style>
    <style:style style:name="P47" style:family="paragraph" style:parent-style-name="Standard">
      <style:paragraph-properties fo:text-align="justify" style:justify-single-word="false"/>
      <style:text-properties officeooo:rsid="001b99c8" officeooo:paragraph-rsid="001cc6bb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1cfd9f" officeooo:paragraph-rsid="001cfd9f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text-underline-style="none" fo:font-weight="normal" officeooo:rsid="001a0372" officeooo:paragraph-rsid="001d9a70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bold" officeooo:rsid="001cfd9f" officeooo:paragraph-rsid="001cfd9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00f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202610" style:font-weight-asian="bold" style:font-weight-complex="bold"/>
    </style:style>
    <style:style style:name="T6" style:family="text">
      <style:text-properties officeooo:rsid="00101b95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01b95" style:font-weight-asian="normal" style:font-weight-complex="normal"/>
    </style:style>
    <style:style style:name="T9" style:family="text">
      <style:text-properties fo:font-weight="normal" officeooo:rsid="001547bf" style:font-weight-asian="normal" style:font-weight-complex="normal"/>
    </style:style>
    <style:style style:name="T10" style:family="text">
      <style:text-properties fo:font-weight="normal" officeooo:rsid="001cc6bb" style:font-weight-asian="normal" style:font-weight-complex="normal"/>
    </style:style>
    <style:style style:name="T11" style:family="text">
      <style:text-properties fo:font-weight="normal" officeooo:rsid="001cfd9f" style:font-weight-asian="normal" style:font-weight-complex="normal"/>
    </style:style>
    <style:style style:name="T12" style:family="text">
      <style:text-properties fo:font-weight="normal" officeooo:rsid="001d9a70" style:font-weight-asian="normal" style:font-weight-complex="normal"/>
    </style:style>
    <style:style style:name="T13" style:family="text">
      <style:text-properties fo:font-weight="normal" officeooo:rsid="001e1ce7" style:font-weight-asian="normal" style:font-weight-complex="normal"/>
    </style:style>
    <style:style style:name="T14" style:family="text">
      <style:text-properties fo:font-weight="normal" officeooo:rsid="001e8af5" style:font-weight-asian="normal" style:font-weight-complex="normal"/>
    </style:style>
    <style:style style:name="T15" style:family="text">
      <style:text-properties fo:font-weight="normal" officeooo:rsid="00214a94" style:font-weight-asian="normal" style:font-weight-complex="normal"/>
    </style:style>
    <style:style style:name="T16" style:family="text">
      <style:text-properties officeooo:rsid="001547bf"/>
    </style:style>
    <style:style style:name="T17" style:family="text">
      <style:text-properties officeooo:rsid="00160f70"/>
    </style:style>
    <style:style style:name="T18" style:family="text">
      <style:text-properties officeooo:rsid="0016c87b"/>
    </style:style>
    <style:style style:name="T19" style:family="text">
      <style:text-properties officeooo:rsid="001a0372"/>
    </style:style>
    <style:style style:name="T20" style:family="text">
      <style:text-properties officeooo:rsid="001cc6bb"/>
    </style:style>
    <style:style style:name="T21" style:family="text">
      <style:text-properties officeooo:rsid="001cfd9f"/>
    </style:style>
    <style:style style:name="T22" style:family="text">
      <style:text-properties officeooo:rsid="001d6c6a"/>
    </style:style>
    <style:style style:name="T23" style:family="text">
      <style:text-properties officeooo:rsid="001d9a70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style:text-underline-style="none" fo:font-weight="normal" officeooo:rsid="001a0372" style:font-weight-asian="normal" style:font-weight-complex="normal"/>
    </style:style>
    <style:style style:name="T26" style:family="text">
      <style:text-properties style:text-underline-style="none" fo:font-weight="normal" officeooo:rsid="001d9a70" style:font-weight-asian="normal" style:font-weight-complex="normal"/>
    </style:style>
    <style:style style:name="T27" style:family="text">
      <style:text-properties officeooo:rsid="001e1ce7"/>
    </style:style>
    <style:style style:name="T28" style:family="text">
      <style:text-properties officeooo:rsid="001e8af5"/>
    </style:style>
    <style:style style:name="T29" style:family="text">
      <style:text-properties officeooo:rsid="00214a94"/>
    </style:style>
    <style:style style:name="T30" style:family="text">
      <style:text-properties officeooo:rsid="0022cf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Type Abstrait de données : Projet Ruzzle</text:p>
      <text:p text:style-name="P36"/>
      <text:p text:style-name="P21"/>
      <text:p text:style-name="P15"><text:span text:style-name="T5">1) </text:span><text:span text:style-name="T4">Nom :</text:span> MOT</text:p>
      <text:p text:style-name="P2"/>
      <text:p text:style-name="P14"><text:span text:style-name="T4">Utilise :</text:span><text:span text:style-name="T1"> </text:span>Chaîne de Caractère, [a..z,A..Z,-], Naturel Non Nul, Booléen</text:p>
      <text:p text:style-name="P2"/>
      <text:p text:style-name="P28"><text:span text:style-name="T3">Opération :</text:span> </text:p>
      <text:p text:style-name="P28"/>
      <text:p text:style-name="P4"><text:tab/>Mot : [a..z,A..Z,-]² → Mot</text:p>
      <text:p text:style-name="P2"><text:tab/>sontEgaux : Mot * Mot → booléen</text:p>
      <text:p text:style-name="P2"><text:tab/>estUnMot : <text:span text:style-name="T2">Chaîne de Caractère /→</text:span> booléen</text:p>
      <text:p text:style-name="P3"><text:tab/>allongerMot : Mot * <text:s/>[a-z,A-Z,-]→ Mot</text:p>
      <text:p text:style-name="P2"><text:tab/>chaineEnMot : Chaîne de Caractère → Mot</text:p>
      <text:p text:style-name="P14"><text:tab/>ièmeLettre : Mot * naturel → [a..z,A..Z,-]</text:p>
      <text:p text:style-name="P2"><text:tab/>estEnOrdreAlphabétique : Mot * Mot → Booléen</text:p>
      <text:p text:style-name="P2"><text:tab/>longueurMot : Mot → Naturel Non Nul</text:p>
      <text:p text:style-name="P2"/>
      <text:p text:style-name="P21">Axiomes :</text:p>
      <text:p text:style-name="P2"/>
      <text:p text:style-name="P2"><text:tab/><text:span text:style-name="T27">sontEgaux (m,m) </text:span></text:p>
      <text:p text:style-name="P2"><text:tab/><text:span text:style-name="T27">longueurMot (allonger(m,c)) = longueurMot (m) + 1</text:span></text:p>
      <text:p text:style-name="P2"/>
      <text:p text:style-name="P16">préconditions :</text:p>
      <text:p text:style-name="P27"/>
      <text:p text:style-name="P27"><text:tab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"><text:span text:style-name="T5">2) </text:span><text:span text:style-name="T4">Nom :</text:span> <text:span text:style-name="T6">Dictionnaire</text:span></text:p>
      <text:p text:style-name="P5"><text:soft-page-break/></text:p>
      <text:p text:style-name="P5"><text:span text:style-name="T4">Utilise :</text:span><text:span text:style-name="T1"> </text:span><text:span text:style-name="T8">Mot, </text:span><text:span text:style-name="T9">Naturel Non Nul, Naturel, <text:s/>Booléen</text:span></text:p>
      <text:p text:style-name="P5"/>
      <text:p text:style-name="P29"><text:span text:style-name="T3">Opération :</text:span> </text:p>
      <text:p text:style-name="P5"/>
      <text:p text:style-name="P5"><text:tab/><text:span text:style-name="T6">Dictionnaire : →Dictionnaire </text:span></text:p>
      <text:p text:style-name="P6"><text:tab/>estVide : Dictionnaire→ Booléen</text:p>
      <text:p text:style-name="P6"><text:s text:c="10"/><text:tab/>insererMot : Dictionnaire * Mot <text:s/>/→ Dictionnaire</text:p>
      <text:p text:style-name="P44"><text:tab/>regrouper : Dictionnaire * Dictionnaire → Dictionnaire</text:p>
      <text:p text:style-name="P5"><text:tab/><text:span text:style-name="T16">taille : Dictionnaire → Naturel</text:span></text:p>
      <text:p text:style-name="P5"><text:tab/><text:span text:style-name="T16">obtenirMot : Dictionnaire * Naturel Non Nul /→ Mot</text:span></text:p>
      <text:p text:style-name="P5"><text:tab/><text:span text:style-name="T16">motSuivant : Dictionnaire * Mot /→ Mot</text:span></text:p>
      <text:p text:style-name="P5"><text:tab/><text:span text:style-name="T16">positionMot : Dictionnaire * Mot /→ Naturel Non Nul</text:span></text:p>
      <text:p text:style-name="P5"><text:tab/><text:span text:style-name="T17">estPresent : Dictionnaire * Mot → Booléen</text:span></text:p>
      <text:p text:style-name="P5"/>
      <text:p text:style-name="P22">Axiomes :</text:p>
      <text:p text:style-name="P6"><text:tab/></text:p>
      <text:p text:style-name="P45"><text:tab/>estVide (dictionnaire ( ))</text:p>
      <text:p text:style-name="P5"><text:tab/><text:span text:style-name="T17">non estVide (insererMot (dictionnaire ( ), m)</text:span></text:p>
      <text:p text:style-name="P5"><text:tab/><text:span text:style-name="T17">taille (dictionnaire ( )) = 0</text:span></text:p>
      <text:p text:style-name="P5"><text:tab/><text:span text:style-name="T17">taille (insererMot (dictionnaire ( ), m)) = 1</text:span></text:p>
      <text:p text:style-name="P7"><text:tab/><text:span text:style-name="T18">estPresent (regrouper (insererMot (dictionnaire ( ), m1), insererMot (dictionnaire ( ), m) , m1) &amp;&amp; estPresent (regrouper (insererMot (dictionnaire ( ), m1), insererMot (dictionnaire ( ), m) , m2)</text:span></text:p>
      <text:p text:style-name="P46"><text:tab/>obtenirMot (insererMot (dictionnaire ( ), m), taille (dictionnaire ( )) + 1) = m</text:p>
      <text:p text:style-name="P46"><text:tab/>motSuivant (d, m) = obtenirMot (d, positionMot (d, m) + 1)</text:p>
      <text:p text:style-name="P8"><text:tab/><text:span text:style-name="T18">positionMot (insererMot (dictionnaire ( ), m)) = 1</text:span></text:p>
      <text:p text:style-name="P8"><text:tab/><text:span text:style-name="T18">estPresent (insererMot (dictionnaire ( ), m), m)</text:span></text:p>
      <text:p text:style-name="P8"/>
      <text:p text:style-name="P20">Préconditions :</text:p>
      <text:p text:style-name="P8"/>
      <text:p text:style-name="P5"><text:tab/><text:span text:style-name="T19">insererMot (d, m) : non estPresent (d, m)</text:span></text:p>
      <text:p text:style-name="P5"><text:tab/><text:span text:style-name="T19">obtenirMot (d, n) : n &lt; taille (d)</text:span></text:p>
      <text:p text:style-name="P5"><text:tab/><text:span text:style-name="T19">motSuivant (d, m) : estPresent (d, m) et positionMot (d, m) &lt; taille (d)</text:span></text:p>
      <text:p text:style-name="P5"><text:tab/><text:span text:style-name="T19">positionMot <text:s/>(d, m) : estPresent(d, m)</text:span></text:p>
      <text:p text:style-name="P5"/>
      <text:p text:style-name="P5"/>
      <text:p text:style-name="P5"/>
      <text:p text:style-name="P5"><text:tab/></text:p>
      <text:p text:style-name="P5"/>
      <text:p text:style-name="P5"/>
      <text:p text:style-name="P1"><text:tab/></text:p>
      <text:p text:style-name="P1"><text:tab/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5">type enum bonus = [ <text:s text:c="2"/>, <text:s/>LD, LT, MD, MT ]</text:p>
      <text:p text:style-name="P23"><text:soft-page-break/></text:p>
      <text:p text:style-name="P7"><text:span text:style-name="T5">3) </text:span><text:span text:style-name="T4">Nom :</text:span> <text:span text:style-name="T19">Case</text:span></text:p>
      <text:p text:style-name="P7"/>
      <text:p text:style-name="P7"><text:span text:style-name="T4">Utilise :</text:span><text:span text:style-name="T1"> </text:span><text:span text:style-name="T10">[a..z]</text:span><text:span text:style-name="T7">,</text:span> Naturel Non Nul, Bo<text:span text:style-name="T19">nus</text:span></text:p>
      <text:p text:style-name="P7"/>
      <text:p text:style-name="P30"><text:span text:style-name="T3">Opération :</text:span> </text:p>
      <text:p text:style-name="P30"/>
      <text:p text:style-name="P9"><text:tab/><text:span text:style-name="T20">Case : [a..z] * Naturel Non Nul * bonus → case</text:span></text:p>
      <text:p text:style-name="P47"><text:tab/>obtenirScore : case → Naturel Non Nul</text:p>
      <text:p text:style-name="P9"><text:tab/><text:span text:style-name="T20">obtenirCaractere : case → [a..z]</text:span></text:p>
      <text:p text:style-name="P9"><text:tab/><text:span text:style-name="T20">obtenirBonus : case → bonus</text:span></text:p>
      <text:p text:style-name="P7"/>
      <text:p text:style-name="P23">Axiomes :</text:p>
      <text:p text:style-name="P7"/>
      <text:p text:style-name="P7"><text:tab/><text:span text:style-name="T20">obtenirScore (case (c, p, b )) = p</text:span></text:p>
      <text:p text:style-name="P7"><text:tab/><text:span text:style-name="T20">obtenirCaractere (case (c, p, b)) = c</text:span></text:p>
      <text:p text:style-name="P7"><text:tab/><text:span text:style-name="T20">obtenirBonus (case (c, p, b)) = b</text:span></text:p>
      <text:p text:style-name="P7"><text:tab/></text:p>
      <text:p text:style-name="P17">préconditions :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0"><text:soft-page-break/><text:span text:style-name="T5">4) </text:span><text:span text:style-name="T4">Nom :</text:span> <text:span text:style-name="T19">CaseContigues</text:span></text:p>
      <text:p text:style-name="P10"/>
      <text:p text:style-name="P10"><text:span text:style-name="T4">Utilise :</text:span><text:span text:style-name="T1"> </text:span><text:span text:style-name="T11">Case, booléen, </text:span><text:span text:style-name="T15">Naturel Non Nul, mot</text:span></text:p>
      <text:p text:style-name="P10"/>
      <text:p text:style-name="P31"><text:span text:style-name="T3">Opération :</text:span> </text:p>
      <text:p text:style-name="P31"/>
      <text:p text:style-name="P31"><text:tab/><text:span text:style-name="T11">CaseContigues : → CaseContigues</text:span></text:p>
      <text:p text:style-name="P48"><text:tab/>estPresent : CaseContigues * Case → booléen</text:p>
      <text:p text:style-name="P34"><text:tab/><text:span text:style-name="T21">estVide : CaseContigues → booléen</text:span></text:p>
      <text:p text:style-name="P48"><text:tab/>ajouterCase : CaseContigues * Case /→ CaseContigues</text:p>
      <text:p text:style-name="P31"><text:span text:style-name="T11"><text:tab/>obtenirCase : CaseContigues * </text:span><text:span text:style-name="T12">Naturel</text:span><text:span text:style-name="T11"> Non Nul /→ Case</text:span></text:p>
      <text:p text:style-name="P48"><text:tab/>longueur : CaseContigues → Naturel Non Nul</text:p>
      <text:p text:style-name="P48"><text:tab/>caseSuivante : CaseContigues * Case /→ Case</text:p>
      <text:p text:style-name="P33"><text:span text:style-name="T7"><text:tab/></text:span><text:span text:style-name="T12">positionCase : CaseContigues * Case /→ Naturel Non Nul</text:span></text:p>
      <text:p text:style-name="P33"><text:span text:style-name="T12"><text:tab/></text:span><text:span text:style-name="T15">scoreCaseContigues : CaseContigues → Naturel Non Nul</text:span></text:p>
      <text:p text:style-name="P33"><text:span text:style-name="T15"><text:tab/>motCaseContigues : CaseContigues → mot</text:span></text:p>
      <text:p text:style-name="P48"><text:tab/></text:p>
      <text:p text:style-name="P10"><text:tab/></text:p>
      <text:p text:style-name="P24">Axiomes :</text:p>
      <text:p text:style-name="P10"/>
      <text:p text:style-name="P10"><text:tab/><text:span text:style-name="T21">estVide (CaseContigues ( ))</text:span></text:p>
      <text:p text:style-name="P10"><text:tab/><text:span text:style-name="T21">non estVide (ajouterCase ( ( ), c))</text:span></text:p>
      <text:p text:style-name="P10"><text:tab/><text:span text:style-name="T21">longueur (CaseContigues ( )) = 0</text:span></text:p>
      <text:p text:style-name="P11"><text:tab/><text:span text:style-name="T22">longueur (ajouterCase (CaseContigues ( ), c) = 1</text:span></text:p>
      <text:p text:style-name="P11"><text:tab/><text:span text:style-name="T22">estPresent (ajouterCase (chaîne,c), c)</text:span></text:p>
      <text:p text:style-name="P11"><text:tab/><text:span text:style-name="T23">obtenirCase (ajouterCase (CaseContigues ( ), c), longueur(CaseContigues ( )) + 1) = c</text:span></text:p>
      <text:p text:style-name="P12"><text:tab/><text:span text:style-name="T23">caseSuivante (l, c) = obtenirCase (l, positionCase (l, c) + 1)</text:span></text:p>
      <text:p text:style-name="P12"><text:tab/><text:span text:style-name="T18">positionCase (ajouterCase (CaseContigues ( ), c)) = 1</text:span></text:p>
      <text:p text:style-name="P12"><text:tab/><text:span text:style-name="T29">scoreCaseContigues (CaseContigues ( )) = 0</text:span></text:p>
      <text:p text:style-name="P43"><text:tab/><text:span text:style-name="T29">scoreCaseContigues(ajouterCase (CaseContigues ( ),c)) = obtenirScore ( c) </text:span></text:p>
      <text:p text:style-name="P43"><text:tab/><text:span text:style-name="T30">motCaseContigues(ajouterCase (ajouterCase ((CaseContigues ( ),c1),c2))) = obtenirCaractere (c1) + obtenirCaractere (c2)</text:span></text:p>
      <text:p text:style-name="P43"><text:tab/></text:p>
      <text:p text:style-name="P10"/>
      <text:p text:style-name="P18">préconditions :</text:p>
      <text:p text:style-name="P18"/>
      <text:p text:style-name="P19"><text:span text:style-name="T24"><text:tab/></text:span><text:span text:style-name="T26">ajouterCase</text:span><text:span text:style-name="T25"> (</text:span><text:span text:style-name="T26">l</text:span><text:span text:style-name="T25">, </text:span><text:span text:style-name="T26">c</text:span><text:span text:style-name="T25">) : non estPresent (</text:span><text:span text:style-name="T26">l</text:span><text:span text:style-name="T25">, </text:span><text:span text:style-name="T26">c)</text:span></text:p>
      <text:p text:style-name="P12"><text:tab/><text:span text:style-name="T19">obtenirCase (l, n) : n &lt; longueur (l)</text:span></text:p>
      <text:p text:style-name="P12"><text:tab/><text:span text:style-name="T23">caseSuivante (l, c) : estPresent (l, c) et positionCase (l, c) &lt; longueur (l)</text:span></text:p>
      <text:p text:style-name="P25"><text:span text:style-name="T24"><text:tab/></text:span><text:span text:style-name="T25">position</text:span><text:span text:style-name="T26">Case</text:span><text:span text:style-name="T25"> <text:s/>(</text:span><text:span text:style-name="T26">l</text:span><text:span text:style-name="T25">, </text:span><text:span text:style-name="T26">c</text:span><text:span text:style-name="T25">) : estPresent(</text:span><text:span text:style-name="T26">l</text:span><text:span text:style-name="T25">, </text:span><text:span text:style-name="T26">c</text:span><text:span text:style-name="T25">)</text:span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/>
      <text:p text:style-name="P49"/>
      <text:p text:style-name="P49"/>
      <text:p text:style-name="P49"/>
      <text:p text:style-name="P49"/>
      <text:p text:style-name="P13"><text:span text:style-name="T5">5) </text:span><text:span text:style-name="T4">Nom :</text:span> <text:span text:style-name="T27">Grille</text:span></text:p>
      <text:p text:style-name="P13"/>
      <text:p text:style-name="P13"><text:span text:style-name="T4">Utilise :</text:span><text:span text:style-name="T1"> </text:span><text:span text:style-name="T10">[</text:span><text:span text:style-name="T13">1</text:span><text:span text:style-name="T10">..</text:span><text:span text:style-name="T13">4</text:span><text:span text:style-name="T10">]</text:span><text:span text:style-name="T7">,</text:span> <text:span text:style-name="T27">Case</text:span></text:p>
      <text:p text:style-name="P13"/>
      <text:p text:style-name="P32"><text:span text:style-name="T3">Opération :</text:span> </text:p>
      <text:p text:style-name="P32"/>
      <text:p text:style-name="P13"><text:tab/><text:span text:style-name="T27">Grille : Case¹⁶ → Grille</text:span></text:p>
      <text:p text:style-name="P13"><text:tab/><text:span text:style-name="T27">obtenirCase : Grille * </text:span><text:span text:style-name="T10">[</text:span><text:span text:style-name="T13">1</text:span><text:span text:style-name="T10">..</text:span><text:span text:style-name="T13">4</text:span><text:span text:style-name="T10">] * [</text:span><text:span text:style-name="T13">1</text:span><text:span text:style-name="T10">..</text:span><text:span text:style-name="T13">4</text:span><text:span text:style-name="T10">] →</text:span><text:span text:style-name="T14"> Case</text:span></text:p>
      <text:p text:style-name="P13"/>
      <text:p text:style-name="P26">Axiomes :</text:p>
      <text:p text:style-name="P13"/>
      <text:p text:style-name="P13"><text:tab/><text:span text:style-name="T28">obtenirCase (Grille (C1 ...C16),1,1) = C1 </text:span></text:p>
      <text:p text:style-name="P13"><text:tab/></text:p>
      <text:p text:style-name="P39">préconditions :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08:32:28.633429569</meta:creation-date>
    <dc:date>2018-11-07T09:26:17.362269075</dc:date>
    <meta:editing-duration>PT23M46S</meta:editing-duration>
    <meta:editing-cycles>7</meta:editing-cycles>
    <meta:generator>LibreOffice/6.0.6.2$Linux_X86_64 LibreOffice_project/00m0$Build-2</meta:generator>
    <meta:document-statistic meta:table-count="0" meta:image-count="0" meta:object-count="0" meta:page-count="5" meta:paragraph-count="105" meta:word-count="617" meta:character-count="3760" meta:non-whitespace-character-count="3135"/>
  </office:meta>
</office:document-meta>
</file>